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a77" officeooo:paragraph-rsid="00187a77"/>
    </style:style>
    <style:style style:name="P2" style:family="paragraph" style:parent-style-name="Standard">
      <style:text-properties officeooo:rsid="00187a77" officeooo:paragraph-rsid="0019c799"/>
    </style:style>
    <style:style style:name="P3" style:family="paragraph" style:parent-style-name="Standard">
      <style:text-properties officeooo:rsid="0019c799" officeooo:paragraph-rsid="0019c799"/>
    </style:style>
    <style:style style:name="P4" style:family="paragraph" style:parent-style-name="Standard">
      <style:text-properties officeooo:rsid="001b1400" officeooo:paragraph-rsid="001b1400"/>
    </style:style>
    <style:style style:name="P5" style:family="paragraph" style:parent-style-name="Standard">
      <style:text-properties officeooo:rsid="001b1400" officeooo:paragraph-rsid="001bc327"/>
    </style:style>
    <style:style style:name="P6" style:family="paragraph" style:parent-style-name="Standard">
      <style:text-properties officeooo:rsid="001b1400" officeooo:paragraph-rsid="001c8d3f"/>
    </style:style>
    <style:style style:name="P7" style:family="paragraph" style:parent-style-name="Standard">
      <style:text-properties officeooo:rsid="001c8d3f" officeooo:paragraph-rsid="001c8d3f"/>
    </style:style>
    <style:style style:name="P8" style:family="paragraph" style:parent-style-name="Standard">
      <style:text-properties officeooo:rsid="001c8d3f" officeooo:paragraph-rsid="001df3bf"/>
    </style:style>
    <style:style style:name="P9" style:family="paragraph" style:parent-style-name="Standard">
      <style:text-properties officeooo:rsid="001df3bf" officeooo:paragraph-rsid="001df3bf"/>
    </style:style>
    <style:style style:name="P10" style:family="paragraph" style:parent-style-name="Standard">
      <style:text-properties officeooo:rsid="001eb72e" officeooo:paragraph-rsid="001eb72e"/>
    </style:style>
    <style:style style:name="P11" style:family="paragraph" style:parent-style-name="Standard">
      <style:text-properties officeooo:rsid="001f4d32" officeooo:paragraph-rsid="001df3bf"/>
    </style:style>
    <style:style style:name="P12" style:family="paragraph" style:parent-style-name="Standard">
      <style:text-properties officeooo:rsid="001f8dfd" officeooo:paragraph-rsid="00205c43"/>
    </style:style>
    <style:style style:name="P13" style:family="paragraph" style:parent-style-name="Standard">
      <style:text-properties officeooo:rsid="0019c799" officeooo:paragraph-rsid="0019c799"/>
    </style:style>
    <style:style style:name="P14" style:family="paragraph" style:parent-style-name="Standard">
      <style:text-properties officeooo:rsid="001eb72e" officeooo:paragraph-rsid="001c8d3f"/>
    </style:style>
    <style:style style:name="P15" style:family="paragraph" style:parent-style-name="Standard">
      <style:text-properties officeooo:rsid="001eb72e" officeooo:paragraph-rsid="001df3bf"/>
    </style:style>
    <style:style style:name="P16" style:family="paragraph" style:parent-style-name="Standard">
      <style:text-properties officeooo:rsid="001bc327" officeooo:paragraph-rsid="001c8d3f"/>
    </style:style>
    <style:style style:name="P17" style:family="paragraph" style:parent-style-name="Standard">
      <style:text-properties officeooo:rsid="00205c43" officeooo:paragraph-rsid="00205c43"/>
    </style:style>
    <style:style style:name="T1" style:family="text">
      <style:text-properties officeooo:rsid="0019a937"/>
    </style:style>
    <style:style style:name="T2" style:family="text">
      <style:text-properties officeooo:rsid="0019c799"/>
    </style:style>
    <style:style style:name="T3" style:family="text">
      <style:text-properties officeooo:rsid="001b1400"/>
    </style:style>
    <style:style style:name="T4" style:family="text">
      <style:text-properties officeooo:rsid="001bc327"/>
    </style:style>
    <style:style style:name="T5" style:family="text">
      <style:text-properties officeooo:rsid="001df3bf"/>
    </style:style>
    <style:style style:name="T6" style:family="text">
      <style:text-properties officeooo:rsid="001eb72e"/>
    </style:style>
    <style:style style:name="T7" style:family="text">
      <style:text-properties officeooo:rsid="00205c43"/>
    </style:style>
    <style:style style:name="T8" style:family="text">
      <style:text-properties officeooo:rsid="0021f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Eng. Samer,</text:p>
      <text:p text:style-name="P2">Hope this email find you well, My Name is Yehia Tarek. I am student at Faculty of Engineering Ain Shams. Ahmed Abdel Aziz my friend told me about you that you have experience on Blockchain development. I <text:s/>have fine experience with blockchain technologies. And I want to make my graduation project using blockchain application on supply chain. I found a lot of use cases on hyperledger fabric took about supply chains on blockchain. I don’t <text:span text:style-name="T1">have problems on implementation but I am not pretty sure about my project Design.</text:span></text:p>
      <text:p text:style-name="P3">My project Idea:</text:p>
      <text:p text:style-name="P2"><text:span text:style-name="T2">I want to use supply chain to force organizations to use eco-friendly products and on the same time help organizations to get all materials they need to recycling.</text:span> </text:p>
      <text:p text:style-name="P3"/>
      <text:p text:style-name="P3">My Project Design:</text:p>
      <text:p text:style-name="P3"/>
      <text:p text:style-name="P3">1-<text:span text:style-name="T3">Create Contract for clean resources producer (ex:factory for Eco-friendly bags,paper,...etc)</text:span></text:p>
      <text:p text:style-name="P9">2-Create Contract for factories that buy from our registered clean resources producer.</text:p>
      <text:p text:style-name="P10">The contract have: <text:s/>1-Name</text:p>
      <text:p text:style-name="P10"><text:s text:c="32"/>2-Eco Report (it’s a detailed report of how much this factory use eco-friendly resources)</text:p>
      <text:p text:style-name="P9"><text:s/></text:p>
      <text:p text:style-name="P4"><text:span text:style-name="T6">3</text:span>- When another Factory Buy form Eco-friendly materials producer I issue a transaction. </text:p>
      <text:p text:style-name="P5">Ex: the Factory bought <text:s/><text:span text:style-name="T4">10000 Eco-friendly bag I create id for them that will refer to the </text:span>Eco-friendly materials producer ,<text:span text:style-name="T4">the Factory who bought the products and the order of the created product (first,second,third..etc) this ID will be printed as a bar-code on each bag. </text:span></text:p>
      <text:p text:style-name="P5"/>
      <text:p text:style-name="P14">4- Then I will need to track the created products,</text:p>
      <text:p text:style-name="P16"><text:s/>The product object will composed of: <text:s text:c="2"/>1-ID created on step 2 (the barcode)</text:p>
      <text:p text:style-name="P6"><text:s text:c="64"/><text:span text:style-name="T5">2- Location</text:span></text:p>
      <text:p text:style-name="P6"><text:s text:c="65"/><text:span text:style-name="T5">3-Time</text:span></text:p>
      <text:p text:style-name="P7"/>
      <text:p text:style-name="P8"><text:span text:style-name="T6">5</text:span>-Now <text:span text:style-name="T5">each time the bar-code is scanned I send transaction with the ID and it’s location and time on the blockchain as a transaction.</text:span></text:p>
      <text:p text:style-name="P15">6-When the users consume the product they could return the product to the factory buy putting them on a specific basket that read the bar-code of the product and make a transaction so the user got some token for returning the product to be recycled and the factory could pay money and return this product. Of course any organization could buy</text:p>
      <text:p text:style-name="P11"/>
      <text:p text:style-name="P12">1- I need to make my project as a way for applying pressure on Organizations <text:span text:style-name="T7">to use Eco-friendly materials </text:span>. So I make rate for each organization organization not registered with rate FF, organization with less then 1 ton rate B, organization with more then 1 ton rate A <text:s/><text:span text:style-name="T7">organization with more then 5 ton AA, organization with more then 10 ton AAA. Organization who recycled all their trash will add ‘+’ sign to their rate else will add ‘-’ sign. Is that considered a fair way to judge? I want to implement blockchain so I am sure the rate is 100% honest and applicable in real life,Do you have any business case with a better way to judge?Or a comment on my way?</text:span></text:p>
      <text:p text:style-name="P17">2- </text:p>
      <text:p text:style-name="P17"/>
      <text:p text:style-name="P17"><text:span text:style-name="T8">T</text:span>he <text:span text:style-name="T8">objectify</text:span> of my project is to apply pressure on companies to use <text:span text:style-name="T8">Eco-friendly</text:span> materials. So, I will be rating each organization according to their usage (quantity bought) of <text:span text:style-name="T8">E</text:span>co-friendly products. The rating will be as follows:</text:p>
      <text:p text:style-name="P17"><text:span text:style-name="T8">‘B’ rate for non registered companies</text:span></text:p>
      <text:p text:style-name="P17">‘BB’ rate for usage (quantity bought) less than 1 Ton</text:p>
      <text:p text:style-name="P17"><text:s/>‘A’ rate for usage between 1 and 5 tones (1&lt; &amp; &lt;5 Tonnes)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53:43.628219547</meta:creation-date>
    <dc:date>2019-09-24T09:27:56.502009608</dc:date>
    <meta:editing-duration>PT12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526" meta:character-count="3219" meta:non-whitespace-character-count="2541"/>
  </office:meta>
</office:document-meta>
</file>